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8" manifest:media-type=""/>
  <manifest:file-entry manifest:full-path="ObjectReplacements/Object 7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1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1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1" fo:font-size="18pt" style:font-name-asian="Liberation Sans1" style:font-name-complex="Liberation Sans1"/>
    </style:style>
    <style:style style:name="T9" style:family="text">
      <style:text-properties style:text-position="super 58%" style:font-name="Liberation Sans1" fo:font-size="18pt" style:font-name-asian="Liberation Sans1" style:font-name-complex="Liberation Sans1"/>
    </style:style>
    <style:style style:name="T10" style:family="text">
      <style:text-properties style:font-name="Liberation Sans" fo:font-size="18pt" style:font-name-asian="Liberation Sans1" style:font-name-complex="Liberation Sans1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</text:span><text:span text:style-name="T4">[W/mK], </text:span><text:span text:style-name="T4"><text:s text:c="2"/>c</text:span><text:span text:style-name="T5">p</text:span><text:span text:style-name="T4"> </text:span><text:span text:style-name="T4">[J/kgK], </text:span><text:span text:style-name="T4"><text:s text:c="2"/></text:span><text:span text:style-name="T6">ρ</text:span><text:span text:style-name="T1"> </text:span><text:span text:style-name="T1">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8" draw:layer="layout" svg:width="5.977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2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4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107cm" svg:y="2.5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78cm" svg:y="6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1cm" svg:y="7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428cm" svg:y="7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79cm" svg:y="7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135cm" svg:y="6.097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75cm" svg:y1="7.635cm" svg:x2="19.249cm" svg:y2="7.635cm">
          <text:p/>
        </draw:line>
        <draw:line draw:style-name="gr32" draw:text-style-name="P1" draw:layer="layout" svg:x1="22.051cm" svg:y1="7.606cm" svg:x2="23.55cm" svg:y2="7.606cm">
          <text:p/>
        </draw:line>
        <draw:frame draw:style-name="gr5" draw:text-style-name="P5" draw:layer="layout" svg:width="1.25cm" svg:height="0.962cm" svg:x="16.75cm" svg:y="7.135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5cm" svg:y="7.044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5cm" svg:y1="5.094cm" svg:x2="4.5cm" svg:y2="6.844cm">
          <text:p/>
        </draw:line>
        <draw:frame draw:style-name="gr34" draw:text-style-name="P14" draw:layer="layout" svg:width="11.5cm" svg:height="0.906cm" svg:x="5.25cm" svg:y="5.344cm">
          <draw:text-box>
            <text:p text:style-name="P8"><text:span text:style-name="T13">Te</text:span><text:span text:style-name="T13">or</text:span><text:span text:style-name="T13">e</text:span><text:span text:style-name="T13">m</text:span><text:span text:style-name="T13">a </text:span><text:span text:style-name="T13">de </text:span><text:span text:style-name="T13">G</text:span><text:span text:style-name="T13">au</text:span><text:span text:style-name="T13">ss </text:span><text:span text:style-name="T13">e </text:span><text:span text:style-name="T13">Int</text:span><text:span text:style-name="T13">eg</text:span><text:span text:style-name="T13">ra</text:span><text:span text:style-name="T13">çã</text:span><text:span text:style-name="T13">o </text:span><text:span text:style-name="T13">po</text:span><text:span text:style-name="T13">r </text:span><text:span text:style-name="T13">Q</text:span><text:span text:style-name="T13">ua</text:span><text:span text:style-name="T13">dr</text:span><text:span text:style-name="T13">at</text:span><text:span text:style-name="T13">ur</text:span><text:span text:style-name="T13">a </text:span><text:span text:style-name="T13">de </text:span><text:span text:style-name="T13">G</text:span><text:span text:style-name="T13">au</text:span><text:span text:style-name="T13">ss</text:span></text:p>
          </draw:text-box>
        </draw:frame>
        <draw:frame draw:style-name="gr9" draw:text-style-name="P8" draw:layer="layout" svg:width="10.459cm" svg:height="1.38cm" svg:x="4.127cm" svg:y="7.3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2.051cm" svg:y1="6.909cm" svg:x2="23.55cm" svg:y2="6.909cm">
          <text:p/>
        </draw:line>
        <draw:line draw:style-name="gr35" draw:text-style-name="P8" draw:layer="layout" svg:x1="17.8cm" svg:y1="6.938cm" svg:x2="19.299cm" svg:y2="6.938cm">
          <text:p/>
        </draw:line>
        <draw:frame draw:style-name="gr9" draw:text-style-name="P8" draw:layer="layout" svg:width="15.146cm" svg:height="1.654cm" svg:x="4.15cm" svg:y="8.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5cm" svg:y1="10.594cm" svg:x2="4.5cm" svg:y2="15.594cm">
          <text:p/>
        </draw:line>
        <draw:frame draw:style-name="gr36" draw:text-style-name="P14" draw:layer="layout" svg:width="9.25cm" svg:height="2.949cm" svg:x="5.25cm" svg:y="12.395cm">
          <draw:text-box>
            <text:p text:style-name="P8"><text:span text:style-name="T13">Interpolaçã</text:span><text:span text:style-name="T13">o linear </text:span><text:span text:style-name="T13">para </text:span><text:span text:style-name="T13">escrever </text:span><text:span text:style-name="T13">valores nas </text:span><text:span text:style-name="T13">faces em </text:span><text:span text:style-name="T13">função de </text:span><text:span text:style-name="T13">valores de </text:span><text:span text:style-name="T13">centro</text:span></text:p>
            <text:p text:style-name="P8"><text:span text:style-name="T13"/></text:p>
            <text:p text:style-name="P8"><text:span text:style-name="T13">Consideran</text:span><text:span text:style-name="T13">do malha </text:span><text:span text:style-name="T13">uniforme, </text:span><text:span text:style-name="T13">temos:</text:span></text:p>
          </draw:text-box>
        </draw:frame>
        <draw:custom-shape draw:style-name="gr20" draw:text-style-name="P8" draw:layer="layout" svg:width="2.678cm" svg:height="2.347cm" svg:x="16.179cm" svg:y="1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857cm" svg:y="1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329cm" svg:y="12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79cm" svg:y="1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007cm" svg:y="12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6cm" svg:y="1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536cm" svg:y="1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358cm" svg:y="1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506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814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964cm" svg:y="11.635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714cm" svg:y="11.597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214cm" svg:y="11.597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1cm" svg:y="15.444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5cm" svg:y="15.444cm">
          <draw:text-box>
            <text:p text:style-name="P4"><text:span text:style-name="T11">e</text:span></text:p>
          </draw:text-box>
        </draw:frame>
        <draw:line draw:style-name="gr7" draw:text-style-name="P1" draw:layer="layout" svg:x1="21.5cm" svg:y1="14.094cm" svg:x2="21.5cm" svg:y2="15.594cm">
          <text:p/>
        </draw:line>
        <draw:frame draw:style-name="gr9" draw:text-style-name="P8" draw:layer="layout" svg:width="18.303cm" svg:height="1.595cm" svg:x="3.822cm" svg:y="16.6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85cm" svg:y1="15.144cm" svg:x2="21.5cm" svg:y2="15.144cm">
          <text:p/>
        </draw:line>
        <draw:frame draw:style-name="gr5" draw:text-style-name="P5" draw:layer="layout" svg:width="0.75cm" svg:height="0.962cm" svg:x="19.75cm" svg:y="14.282cm">
          <draw:text-box>
            <text:p text:style-name="P4"><text:span text:style-name="T11">d</text:span></text:p>
          </draw:text-box>
        </draw:frame>
        <draw:line draw:style-name="gr7" draw:text-style-name="P1" draw:layer="layout" svg:x1="18.85cm" svg:y1="14.094cm" svg:x2="18.85cm" svg:y2="15.594cm">
          <text:p/>
        </draw:line>
        <draw:frame draw:style-name="gr5" draw:text-style-name="P5" draw:layer="layout" svg:width="1.25cm" svg:height="0.962cm" svg:x="20.5cm" svg:y="12.382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9cm" svg:y="12.344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7cm" svg:y="6.5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75cm" svg:y="6.59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155cm" svg:y="3.0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45cm" svg:y="16.9cm">
          <draw:text-box>
            <text:p text:style-name="P6"><text:span text:style-name="T4">(6)</text:span></text:p>
          </draw:text-box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39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40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39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8" draw:layer="layout" svg:width="12.053cm" svg:height="1.5cm" svg:x="6.218cm" svg:y="1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3838" draw:end-color="#3465a4" draw:start-intensity="100%" draw:end-intensity="100%" draw:angle="90deg" draw:border="0%">
      <loext:gradient-stop svg:offset="0" loext:color-type="rgb" loext:color-value="#ff3838"/>
      <loext:gradient-stop svg:offset="1" loext:color-type="rgb" loext:color-value="#3465a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07T21:50:34.266026236</dc:date>
    <meta:editing-duration>PT10H10M41S</meta:editing-duration>
    <meta:editing-cycles>67</meta:editing-cycles>
    <meta:generator>LibreOffice/24.2.7.2$Linux_X86_64 LibreOffice_project/420$Build-2</meta:generator>
    <meta:document-statistic meta:object-count="157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  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row>
        <msub>
          <mi>T</mi>
          <mi>i</mi>
        </msub>
        <mo stretchy="false">+</mo>
        <mover accent="true">
          <mi>q</mi>
          <mo stretchy="false">˙</mo>
        </mover>
      </mrow>
      <mn>.</mn>
      <mi>d</mi>
    </mrow>
    <annotation encoding="StarMath 5.0"> ({u} over {2} + {%alpha} over {d} + {2.%alpha} over {d}) %phi_{P} = ({%alpha} over {d} - {u} over {2}) %phi_{D} + (u + {2.%alpha} over {d})T_{i} + dot q .d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